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padding="0.074cm" fo:border-left="none" fo:border-right="none" fo:border-top="none" fo:border-bottom="0.06pt solid #000000" style:join-border="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text-properties style:text-underline-style="none"/>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list-style-name="L6">
      <style:text-properties style:text-underline-style="none" fo:font-weight="normal" style:font-weight-asian="normal" style:font-weight-complex="normal"/>
    </style:style>
    <style:style style:name="P16"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nmorph-foma morfológiai elemző és generátor a magyar nyelvre. </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2">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8">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his is free software; see the source code for copying conditions.</text:p>
      <text:p text:style-name="Standard">There is ABSOLUTELY NO WARRANTY; for details, type "help license"</text:p>
      <text:p text:style-name="Standard"/>
      <text:p text:style-name="Standard"><text:soft-page-break/>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8">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475414104" text:style-name="L1">
        <text:list-item>
          <text:p text:style-name="P9">helyesírás ellenőrzés</text:p>
        </text:list-item>
        <text:list-item>
          <text:p text:style-name="P9">fordító támogatás</text:p>
        </text:list-item>
        <text:list-item>
          <text:p text:style-name="P9">szótövezés</text:p>
        </text:list-item>
        <text:list-item>
          <text:p text:style-name="P9">korpusz analizálási és előállítási segédeszköz</text:p>
        </text:list-item>
        <text:list-item>
          <text:p text:style-name="P9">szövegek átformálása</text:p>
        </text:list-item>
        <text:list-item>
          <text:p text:style-name="P9">...</text:p>
        </text:list-item>
      </text:list>
      <text:p text:style-name="Standard"/>
      <text:p text:style-name="Standard">Hunmorph-foma szófajai:</text:p>
      <text:list xml:id="list88305856" text:style-name="L2">
        <text:list-item>
          <text:p text:style-name="P10">főnév</text:p>
        </text:list-item>
      </text:list>
      <text:list xml:id="list397276108" text:style-name="L3">
        <text:list-item>
          <text:p text:style-name="P11">melléknév</text:p>
        </text:list-item>
        <text:list-item>
          <text:p text:style-name="P11">ige</text:p>
        </text:list-item>
        <text:list-item>
          <text:p text:style-name="P11">számnév</text:p>
        </text:list-item>
        <text:list-item>
          <text:p text:style-name="P11">névmás</text:p>
        </text:list-item>
        <text:list-item>
          <text:p text:style-name="P11">határozó, kötőszó, névutó, egyéb</text:p>
        </text:list-item>
        <text:list-item>
          <text:p text:style-name="P11">...</text:p>
        </text:list-item>
      </text:list>
      <text:p text:style-name="Standard"/>
      <text:p text:style-name="Standard"/>
      <text:p text:style-name="P3">Ragozás</text:p>
      <text:p text:style-name="Standard"/>
      <text:p text:style-name="Standard"/>
      <text:p text:style-name="Standard"><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ext:soft-page-break/>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3">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ext:soft-page-break/>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3">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2">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3">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476085020" text:style-name="L4">
        <text:list-item>
          <text:p text:style-name="P12">Az ismétlés jele a Rep, </text:p>
        </text:list-item>
        <text:list-item>
          <text:p text:style-name="P12">A felszólítás jele Imper. </text:p>
        </text:list-item>
        <text:list-item>
          <text:p text:style-name="P12">Tárgyas: Def Tárgyatlan: Indef</text:p>
        </text:list-item>
        <text:list-item>
          <text:p text:style-name="P12">Feltételes: Cond</text:p>
        </text:list-item>
        <text:list-item>
          <text:p text:style-name="P12">Kötőmód: Conj</text:p>
        </text:list-item>
        <text:list-item>
          <text:p text:style-name="P12">Múlt idő: Past</text:p>
        </text:list-item>
      </text:list>
      <text:p text:style-name="Standard"/>
      <text:p text:style-name="P3">Számnevek</text:p>
      <text:p text:style-name="P6">A számnevek ragozása teljesen azonos a főnevekével</text:p>
      <text:p text:style-name="P6"/>
      <text:p text:style-name="P3">Névmások</text:p>
      <text:p text:style-name="P3"/>
      <text:p text:style-name="P6">A névmások egyes szám első..harmadik és többes szám első.. harmadik személyben lehetnek. <text:soft-page-break/>Névmások kapcsolódnak szinte minden főnévi raghoz (rám, rád, ...), és esetenként névutókhoz is (alattam, alattad, ...).</text:p>
      <text:p text:style-name="P6"/>
      <text:p text:style-name="P6">Példák:</text:p>
      <text:list xml:id="list1104175782" text:style-name="L5">
        <text:list-item>
          <text:p text:style-name="P13">enyém</text:p>
        </text:list-item>
        <text:list-item>
          <text:p text:style-name="P13">mellettünk</text:p>
        </text:list-item>
        <text:list-item>
          <text:p text:style-name="P13">tőletek</text:p>
        </text:list-item>
        <text:list-item>
          <text:p text:style-name="P13">....</text:p>
        </text:list-item>
      </text:list>
      <text:p text:style-name="P6"/>
      <text:p text:style-name="P3">Határozók, kötőszavak, stb..</text:p>
      <text:p text:style-name="P6">Határozók, kötőszavak és egyéb szófajok ragozatlanok. </text:p>
      <text:p text:style-name="P6"/>
      <text:p text:style-name="P4">Rendhagyó főnevek</text:p>
      <text:p text:style-name="P4"/>
      <text:p text:style-name="P7">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7"/>
      <text:p text:style-name="P7"><text:soft-page-break/>Rendhagyó főnevek esetén az összes összetett szó, melyek utótagja a rendhagyó szó, a rendhagyó csoportba sorolandó be. <text:s/>Például a hintaló a lóval azonos .lexc fájlba sorolandó be. </text:p>
      <text:p text:style-name="P7"/>
      <text:p text:style-name="P5">Rendhagyó igék</text:p>
      <text:p text:style-name="P5"/>
      <text:p text:style-name="P7">Az igéknél kb. 25 féle ragozású ige létezik. Az ikes igék külön csoportban vannak az egyszerűség kedvéért, pl enhuige7.lexc és enhuige7ik.lexc. A nem rendhagyó igék az enhuige.lexc fájlban vannak. </text:p>
      <text:p text:style-name="P5"/>
      <text:p text:style-name="P5">Rendhagyó melléknevek</text:p>
      <text:p text:style-name="P5"/>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5"/>
      <text:p text:style-name="P5"/>
      <text:p text:style-name="P5">Rendhagyó számnevek</text:p>
      <text:p text:style-name="P5"/>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5"/>
      <text:p text:style-name="P5"/>
      <text:p text:style-name="P5">Igekötők</text:p>
      <text:p text:style-name="P5"/>
      <text:p text:style-name="P7">Igekötők nemcsak igékhez járulhatnak, hanem főnevekhez és melléknevekhez is (kinézés, benézés, kilátó, belátó, stb...)</text:p>
      <text:p text:style-name="P7"/>
      <text:p text:style-name="P7">Az igekötők szavakhoz adása a LEXICON Prefigekoto blokknak a LEXICON Verb blokk elé kapcsolásával valósítjuk meg. <text:s/></text:p>
      <text:p text:style-name="P7"/>
      <text:p text:style-name="P7">Azaz:</text:p>
      <text:p text:style-name="P7"/>
      <text:p text:style-name="P7">LEXICON Root</text:p>
      <text:p text:style-name="P7">Verb;</text:p>
      <text:p text:style-name="P7">Prefigekoto;</text:p>
      <text:p text:style-name="P7"/>
      <text:p text:style-name="P7">LEXICON Prefigekoto</text:p>
      <text:p text:style-name="P7">+Pref+:keresztül Verb;</text:p>
      <text:p text:style-name="P7">...</text:p>
      <text:p text:style-name="P7">+Pref+:be <text:s text:c="2"/>Verb;</text:p>
      <text:p text:style-name="P7"/>
      <text:p text:style-name="P7">LEXICON Verb</text:p>
      <text:p text:style-name="P7">abajgatásoz AddVerbmelyik;</text:p>
      <text:p text:style-name="P7">...</text:p>
      <text:p text:style-name="P7"/>
      <text:p text:style-name="P7">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7"/>
      <text:p text:style-name="P7"/>
      <text:p text:style-name="P7"/>
      <text:p text:style-name="P4">Új szavak beadása.</text:p>
      <text:p text:style-name="P7"><text:soft-page-break/></text:p>
      <text:p text:style-name="P7"/>
      <text:p text:style-name="P7">Meg kell állapítani, hogy a beadandó szó főnév, melléknév, melléknév és főnév, ige, számnév vagy egyéb-e. </text:p>
      <text:p text:style-name="P7"/>
      <text:p text:style-name="P7">Meg kell nézni, hogy hasonló végződéssel van-e már szó a szókészletben.</text:p>
      <text:p text:style-name="P7"/>
      <text:p text:style-name="P7">A hozzá leghasonlóbb szó mellé betenni, ugyanolyan ragozási utasítással, mint amilyen a hasonló szóé.</text:p>
      <text:p text:style-name="P7"/>
      <text:p text:style-name="P7">Ha a szóhoz igekötők is tartoznak, olyan helyre kell betenni, ahol az igekötőket is hozzáadjuk. </text:p>
      <text:p text:style-name="P7"/>
      <text:p text:style-name="P7">Példa:</text:p>
      <text:p text:style-name="P7">Tegyük fel, a facsart szó hiányzik. A szó melléknév. Igekötők tartozhatnak hozzá (kifacsart, stb..)</text:p>
      <text:p text:style-name="P7"/>
      <text:p text:style-name="P7">grep "art " lexc/adj/*</text:p>
      <text:p text:style-name="P7">enhuadjigem.lexc jó jelölt, mivel ez az igekötőket is kezeli</text:p>
      <text:p text:style-name="P7"/>
      <text:p text:style-name="P7">a csavart szó így van benne:</text:p>
      <text:p text:style-name="P7">csavart AddAdjboeet; <text:s/></text:p>
      <text:p text:style-name="P7"/>
      <text:p text:style-name="P7">tehát ez után a szó után <text:s/>berakjuk a következő sort: </text:p>
      <text:p text:style-name="P7">facsart AddAdjboeet; </text:p>
      <text:p text:style-name="P7"/>
      <text:p text:style-name="P7">és újra kompilálás után a szó része a szókészletnek. </text:p>
      <text:p text:style-name="P7"/>
      <text:p text:style-name="P4">Képzős ragozási utasítások</text:p>
      <text:p text:style-name="P7"/>
      <text:p text:style-name="P7">Az adj fában előfordulnak képzős ragozási utasítások, pl. enhuadjfnmn.lexc-ben:</text:p>
      <text:p text:style-name="P7">AddAdjeEnd</text:p>
      <text:p text:style-name="P7">AddAdjeEndat</text:p>
      <text:p text:style-name="P7">AddAdjeEndnyi</text:p>
      <text:p text:style-name="P7">AddAdjeEndnyiat</text:p>
      <text:p text:style-name="P7"/>
      <text:p text:style-name="P7">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7"/>
      <text:p text:style-name="P7">Példa:</text:p>
      <text:p text:style-name="P7">apply up&gt; próbaszerűt</text:p>
      <text:p text:style-name="P7">próba+Adj+Acc</text:p>
      <text:p text:style-name="P7">apply up&gt; </text:p>
      <text:p text:style-name="P7"/>
      <text:p text:style-name="P7"/>
      <text:p text:style-name="P5">Összetett szavak kezelése</text:p>
      <text:p text:style-name="P7"/>
      <text:p text:style-name="P7">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igénybe.</text:p>
      <text:p text:style-name="P7"/>
      <text:p text:style-name="P7"><text:soft-page-break/>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7">szókészletének felhasználásával végeztem. Minden esetben a Hunspellt használtam szűrőként.</text:p>
      <text:p text:style-name="P7"/>
      <text:p text:style-name="P7">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7">./smake.sh k</text:p>
      <text:p text:style-name="P7">kicsi</text:p>
      <text:p text:style-name="P7"/>
      <text:p text:style-name="P7">vagy: </text:p>
      <text:p text:style-name="P7">.smake.sh n</text:p>
      <text:p text:style-name="P7">nagy</text:p>
      <text:p text:style-name="P7"/>
      <text:p text:style-name="P7">parancsok segítségével lehetséges. Ezután a make a kiválasztott változatot fogja lefordítani.</text:p>
      <text:p text:style-name="P7"/>
      <text:p text:style-name="P7"><text:span text:style-name="T2">A módszer előnye</text:span> a rendkívül egyszerű átkapcsolás, és ennek során esetleges hibák elkerülése.</text:p>
      <text:p text:style-name="P7"><text:span text:style-name="T2">A módszer hátránya</text:span> az, hogy létezik egy enhu2.foma.kicsi és egy enhu2.foma.nagy fájl, és ha az enhu2.foma fájlt változtatjuk a változást az enhu2.foma.kicsi és az enhu2.foma.nagy fájlon is végre kell hajtani.</text:p>
      <text:p text:style-name="P7">Ugyanígy létezik egy Makefile.kicsi és Makefile nagy fájl. Minden változást a Makefile fájlon ezekre is alkalmazni kell.</text:p>
      <text:p text:style-name="P7"/>
      <text:p text:style-name="P7"><draw:line text:anchor-type="paragraph" draw:z-index="0" draw:style-name="gr1" draw:text-style-name="P17" svg:x1="0.007cm" svg:y1="0.111cm" svg:x2="16.993cm" svg:y2="0.085cm"><text:p/></draw:line></text:p>
      <text:p text:style-name="P5"><text:span text:style-name="T1">Továbbfejlesztési ötletek</text:span>:</text:p>
      <text:p text:style-name="P7"/>
      <text:p text:style-name="P7">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7"/>
      <text:p text:style-name="P4">A Hunmorph-foma megírásának története</text:p>
      <text:p text:style-name="P7"/>
      <text:p text:style-name="P7"/>
      <text:p text:style-name="P7">A Hunmorph-foma készítése az SFST nevű eszközzel indult, (</text:p>
      <text:p text:style-name="P7"><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7"/>
      <text:p text:style-name="P7">Az SFST használata során ugyan sikerült kitalálni a csíziót, azaz megtalálni azt a módozatot, ahogy <text:soft-page-break/>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7"/>
      <text:p text:style-name="P4">Segédeszközök</text:p>
      <text:p text:style-name="P7"/>
      <text:p text:style-name="P5">LEXC ellenőrzés:</text:p>
      <text:p text:style-name="P7"/>
      <text:p text:style-name="P7">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7"/>
      <text:p text:style-name="P7">Első használat előtt a fomasyn2.pl programban levő $root változót, úgy kell beállítani, hogy az arra a mappára mutasson, ahol a Makefile van. </text:p>
      <text:p text:style-name="P7"/>
      <text:p text:style-name="P7">Egy paramétert kell megadni fomasyn2.pl-nek, ami a lexc-ben levő szófaj neve, azaz noun, adj, verb, num, fxpp, <text:s/>vagy misc.</text:p>
      <text:p text:style-name="P7"/>
      <text:p text:style-name="P7">Használata ezután a fő mappából: </text:p>
      <text:p text:style-name="P7"><text:s/>$ perl tools/fomachk/fomasyn2.pl verb</text:p>
      <text:p text:style-name="P7"><text:s/>$</text:p>
      <text:p text:style-name="P7">fxpp paraméter esetén panaszkodik nem használt elemekről, ami ártalmatlan. Esetleges más panaszait viszont érdemes komolyan venni és utánuk nézni. </text:p>
      <text:p text:style-name="P7"><text:s/></text:p>
      <text:p text:style-name="P4">Kliens-szerver mód</text:p>
      <text:p text:style-name="P7"/>
      <text:p text:style-name="P7">Egy példa a kliens-szerver mód használatára a tools/chkwds mappában van. Használata:</text:p>
      <text:p text:style-name="P7"/>
      <text:p text:style-name="P7">1. a do_testup.sh fájlban a gyökérmappa beállítása (nálam a gyökérmappa: /home/en/program/foma/tktest1, ezt kell beállítani).</text:p>
      <text:p text:style-name="P7">2. sh do_testup.sh</text:p>
      <text:p text:style-name="P7">a rendszer válasza: Started flookup server on 127.0.0.1 port 6062</text:p>
      <text:p text:style-name="P7">3. perl chkwdlistup.pl szolista.txt</text:p>
      <text:p text:style-name="P7">kapunak: kapunak<text:tab/>kapu+Noun+Dat</text:p>
      <text:p text:style-name="P7">ajtótól: ajtótól<text:tab/>ajtó+Noun+Abl</text:p>
      <text:p text:style-name="P7">megírják: megírják<text:tab/>+Pref+ír+Verb+DefPl3</text:p>
      <text:p text:style-name="P7">megírják<text:tab/>+Pref+ír+Verb+ConjDefPl3</text:p>
      <text:p text:style-name="P7">szebbek: szebbek<text:tab/>szép+Adj+Mid+Plur+Nom</text:p>
      <text:p text:style-name="P7">legokosabbak: legokosabbak<text:tab/>legokos+Adj+Mid+Plur+Nom</text:p>
      <text:p text:style-name="P7">legeslegcsúnyábbak: legeslegcsúnyábbak<text:tab/>legeslegcsúnya+Adj+Mid+Plur+Nom</text:p>
      <text:p text:style-name="P7">jó: jó<text:tab/>jó+Adj+Nom</text:p>
      <text:p text:style-name="P7">laskagombáért: laskagombáért<text:tab/>laskagomba+Noun+Cau</text:p>
      <text:p text:style-name="P7">send: <text:s/>at chkwdlistup.pl line 28, &lt;FILE&gt; line 9.</text:p>
      <text:p text:style-name="P7">----------------------------------------------------------------------------------------</text:p>
      <text:p text:style-name="P7"/>
      <text:p text:style-name="P4">Segédprogramok</text:p>
      <text:p text:style-name="P7"/>
      <text:p text:style-name="P7">A tools/perl mappában levő programok:</text:p>
      <text:p text:style-name="P7"/>
      <text:p text:style-name="P5">Programok a szólisták karbantartására</text:p>
      <text:p text:style-name="P7"><text:soft-page-break/></text:p>
      <text:p text:style-name="P7">kivon.pl - hívása egy paraméterrel történik, a paraméter egy fájl neve</text:p>
      <text:p text:style-name="P7">kivon.pl beolvassa a megadott fájlt.</text:p>
      <text:p text:style-name="P7">Beolvassa stdin-t, a fájlban szereplő szavak kivételével listázza stdin-t.</text:p>
      <text:p text:style-name="P7"/>
      <text:p text:style-name="P7">kivon1.pl kivon.pl megfordítottja:</text:p>
      <text:p text:style-name="P7">kivon1.pl - hívása egy paraméterrel történik, a paraméter egy fájl neve</text:p>
      <text:p text:style-name="P7">kivon.pl beolvassa a megadott fájlt.</text:p>
      <text:p text:style-name="P7">Beolvassa stdin-t, listázza stdin azon szavait, melyek a megadott fájlban szerepelnek..</text:p>
      <text:p text:style-name="P7"/>
      <text:p text:style-name="P7"/>
      <text:p text:style-name="P5">Hivatkozások jegyzéke</text:p>
      <text:p text:style-name="P5"/>
      <text:list xml:id="list1643610446" text:style-name="L6">
        <text:list-item>
          <text:p text:style-name="P16"><text:a xlink:type="simple" xlink:href="http://code.google.com/p/foma">http://code.google.com/p/foma</text:a></text:p>
        </text:list-item>
        <text:list-item>
          <text:p text:style-name="P16"><text:a xlink:type="simple" xlink:href="https://victorio.uit.no/langtech/tags/DIVVUN-NO_1_0_RELEASE/gt/doc/book.pdf_1.pdf">https://victorio.uit.no/langtech/tags/DIVVUN-NO_1_0_RELEASE/gt/doc/book.pdf_1.pdf</text:a></text:p>
        </text:list-item>
        <text:list-item>
          <text:p text:style-name="P16"><text:a xlink:type="simple" xlink:href="http://mokk.bme.hu/resources/hunmorph/">http://mokk.bme.hu/resources/hunmorph/</text:a></text:p>
        </text:list-item>
        <text:list-item>
          <text:p text:style-name="P16"><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6"><text:a xlink:type="simple" xlink:href="http://bug.openscope.org/"><text:span text:style-name="Citation"><text:span text:style-name="T3">http://bug.openscope.org</text:span></text:span></text:a></text:p>
        </text:list-item>
        <text:list-item>
          <text:p text:style-name="P16"><text:a xlink:type="simple" xlink:href="http://code.google.com/p/foma/wiki/FlookupDocumentation"><text:span text:style-name="Citation"><text:span text:style-name="T3">http://code.google.com/p/foma/wiki/FlookupDocumentation</text:span></text:span></text:a></text:p>
        </text:list-item>
        <text:list-item>
          <text:p text:style-name="P15"><text:a xlink:type="simple" xlink:href="http://www.ims.uni-stuttgart.de/projekte/gramotron/SOFTWARE/SFST.html"><text:span text:style-name="Citation"><text:span text:style-name="T5">http://www.ims.uni-stuttgart.de/projekte/gramotron/SOFTWARE/SFST.html</text:span></text:span></text:a></text:p>
        </text:list-item>
        <text:list-item>
          <text:p text:style-name="P15"><text:a xlink:type="simple" xlink:href="http://www.inf.u-szeged.hu/projectdirs/hlt/"><text:span text:style-name="Citation"><text:span text:style-name="T5">http://www.inf.u-szeged.hu/projectdirs/hlt/</text:span></text:span></text:a></text:p>
        </text:list-item>
        <text:list-item>
          <text:p text:style-name="P15"><text:a xlink:type="simple" xlink:href="http://www.let.rug.nl/~coltekin/trmorph/"><text:span text:style-name="Citation"><text:span text:style-name="T5">http://www.let.rug.nl/~coltekin/trmorph/</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09T21:08:02</dc:date>
    <dc:creator>en </dc:creator>
    <meta:editing-duration>PT7H33M14S</meta:editing-duration>
    <meta:editing-cycles>48</meta:editing-cycles>
    <meta:generator>LibreOffice/3.4$Linux LibreOffice_project/340m1$Build-402</meta:generator>
    <meta:document-statistic meta:table-count="8" meta:image-count="0" meta:object-count="0" meta:page-count="11" meta:paragraph-count="429" meta:word-count="2229" meta:character-count="16914" meta:non-whitespace-character-count="15019"/>
  </office:meta>
</office:document-meta>
</file>